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7.493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7" style:family="paragraph" style:parent-style-name="Standard" style:master-page-name="Standard">
      <style:paragraph-properties fo:margin-top="0.106cm" fo:margin-bottom="0cm" fo:text-align="center" style:justify-single-word="false" style:page-number="auto" fo:padding-left="0cm" fo:padding-right="0cm" fo:padding-top="0cm" fo:padding-bottom="0.035cm" fo:border-left="none" fo:border-right="none" fo:border-top="none" fo:border-bottom="0.018cm solid #000000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7.493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4" style:family="text">
      <style:text-properties fo:font-size="9pt" style:font-size-asian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gr. Mgr. Juraj Vidéky, Mlynarovičova 11, 851 03 Bratislava <text:s/>| <text:s/></text:span><text:span text:style-name="code"><text:span text:style-name="T4">videky@breviar.sk</text:span></text:span></text:p>
      <text:p text:style-name="Standard"/>
      <text:p text:style-name="P5">J. E. Mons. Stanislav Stolárik<text:line-break/><text:span text:style-name="T5">košický pomocný biskup</text:span><text:span text:style-name="em2"><text:span text:style-name="T5">, predseda LK KBS</text:span></text:span></text:p>
      <text:p text:style-name="P5">Arcibiskupstvo Košice – Arcibiskupský úrad</text:p>
      <text:p text:style-name="P5">Hlavná 28</text:p>
      <text:p text:style-name="P5">041 83 Košice</text:p>
      <text:p text:style-name="P1"/>
      <text:p text:style-name="P2">V Bratislave, 28. mája 2012</text:p>
      <text:p text:style-name="Standard"/>
      <text:p text:style-name="P3">Vec: Dekrét KBS ohľadom povolenia publikovania textov slovenského prekladu Liturgie hodín pre projekt on-line Liturgie hodín</text:p>
      <text:p text:style-name="Standard"/>
      <text:p text:style-name="Standard">Pochválený buď Ježiš Kristus!</text:p>
      <text:p text:style-name="P4">Vážený pán biskup, ako predsedu Liturgickej komisie Konferencie biskupov Slovenska Vás oslo­vu­jem s pros­bou, týkajúcou sa používania textov slovenského prekladu <text:span text:style-name="T5">Liturgie hodín</text:span>. Pôvodne som túto žiadosť adresoval predsedovi KBS Mons. Stanislavovi Zvolenskému listom zo dňa 21. januára 2011. Z dôvodu zaneprázdnenosti sekretára KBS a najmä preto, lebo zrejme už bola v príprave <text:span text:style-name="T5">Inštrukcia Konferencie biskupov Slovenska o príprave a vydávaní liturgických kníh a textov</text:span><text:span text:style-name="T8"> (ďalej len </text:span><text:span text:style-name="T5">Inštrukcia KBS</text:span><text:span text:style-name="T7">), </text:span>schválená na 70. plenárnom zasadaní Konferencie biskupov Slovenska dňa 27. októbra 2011 v Donovaloch, dostal som na svoju žiadosť odpoveď až 25. apríla 2012 od výkonného se­kre­tá­ra KBS dp. Antona Ziolkovského (informoval ma, aby som postupoval v zmysle <text:span text:style-name="T6">Inštrukcie KBS</text:span>). Na základe uvedenej <text:span text:style-name="T6">Inštrukcie KBS</text:span> preto adresujem svoju prosbu Vám.</text:p>
      <text:p text:style-name="P4">Otázka zabezpečenia súhlasu majiteľa autorských práv na texty slovenského prekladu <text:span text:style-name="T5">Liturgie ho­dín</text:span> bola súčasťou mediálneho projektu on-line <text:span text:style-name="T5">Liturgie hodín</text:span>. (Projekt bol pred­kla­da­ný v roku 2004 Rade pre masmédiá KBS na roky 2005-2006 a v uvedenom čase aj realizovaný.) Vtedy som po­žia­dal o súhlas na pu­bli­kovanie textov Spolok sv. Vojtecha a s pomocou dp. Jozefa Kováčika pro­jekt on-line <text:span text:style-name="T5">Liturgie hodín</text:span> ob­dr­žal „licenciu“ na texty od p. riaditeľa SSV Mons. Vendelína Plevu. Kópiu tohto do­kumentu prikladám; od ro­ku 2006 je publikovaný aj na webovej adrese projektu <text:span text:style-name="code">breviar.sk</text:span>: <text:s/><text:span text:style-name="code">http://breviar.sk/default-licencia.htm</text:span>.</text:p>
      <text:p text:style-name="P4">V zmysle inštrukcie <text:span text:style-name="T5">Liturgiam authenticam</text:span> (č. 115 a 117) a <text:span text:style-name="T5">Inštrukcie KBS</text:span> (č. 12) pat­ria autorské prá­va na slovenský preklad textov <text:span text:style-name="T5">Liturgie hodín</text:span> KBS. SSV je síce poverený vydávaním liturgických kníh, nie je však „drži­teľom“ autorských práv, a preto tieto práva ani nemôže delegovať na iné subjekty (teda ani pre projekt on-line <text:span text:style-name="T5">Liturgie hodín</text:span>). Spomínaná licencia z roku 2006 na použitie textov od p. riaditeľa SSV preto prinajmenej od momentu vydania <text:span text:style-name="T5">Inštrukcie KBS</text:span> nemá žiaden právny účinok, hoci svojho času bola poskytnutá „bona fide“ v súlade so vtedajším status quo.</text:p>
      <text:p text:style-name="P4">V snahe rešpektovať súčasný stav, keď autorské práva patria KBS, resp. v snahe vyhnúť sa aké­mu­koľ­vek potenciálnemu obvineniu z neoprávneného použitia textov (porov. <text:span text:style-name="T5">Litur­giam authen­ticam</text:span>, č. 117, a <text:span text:style-name="T5">Inštrukcie KBS</text:span><text:span text:style-name="T7">, č. 12</text:span>), obraciam sa priamo na LK KBS, ktorá je v mene držiteľa autor­ských práv na texty slo­ven­ské­ho pre­kladu Liturgie hodín oprávnená poskytnúť súhlas na použitie týchto textov v mene KBS.</text:p>
      <text:p text:style-name="P4">Prosím preto o udelenie licencie (po­vo­lenia), aby texty slo­ven­ské­ho pre­kla­du <text:span text:style-name="T5">Liturgie hodín</text:span> mohli byť v plnom rozsahu použité pre projekt on-line <text:span text:style-name="T5">Liturgie hodín</text:span> <text:span text:style-name="code">breviar.sk</text:span> a aby tak boli použité s láskavým súhlasom majiteľa autor­ských práv.</text:p>
      <text:p text:style-name="Standard"/>
      <text:p text:style-name="Standard">S úctivým pozdravom</text:p>
      <text:p text:style-name="P2">Juraj Vidé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Georgia" fo:font-size="12pt" fo:language="sk" fo:country="SK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69cm" fo:margin-bottom="0cm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style:font-name="Cambria" fo:font-size="11pt" fo:language="sk" fo:country="SK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body" style:default-outline-level="1" style:class="text">
      <style:paragraph-properties fo:margin-top="0cm" fo:margin-bottom="0.423cm" fo:break-before="page" fo:padding-left="0cm" fo:padding-right="0cm" fo:padding-top="0.212cm" fo:padding-bottom="0cm" fo:border-left="none" fo:border-right="none" fo:border-top="0.035cm solid #000000" fo:border-bottom="none" fo:keep-with-next="always"/>
      <style:text-properties fo:font-size="12pt" fo:font-weight="bold" style:letter-kerning="true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" style:default-outline-level="2" style:class="text">
      <style:paragraph-properties fo:margin-top="0.635cm" fo:margin-bottom="0.212cm" fo:keep-with-next="always"/>
      <style:text-properties fo:font-size="10pt" fo:font-weight="bold" style:font-size-asian="1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body" style:class="text">
      <style:paragraph-properties fo:margin-left="4.001cm" fo:margin-right="0cm" fo:margin-top="0.423cm" fo:margin-bottom="0.106cm" fo:text-indent="0cm" style:auto-text-indent="false" fo:keep-with-next="always"/>
      <style:text-properties fo:font-size="10pt" fo:font-weight="bold" style:font-size-asian="10pt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body" style:class="text">
      <style:paragraph-properties fo:margin-top="0.212cm" fo:margin-bottom="0.106cm">
        <style:tab-stops>
          <style:tab-stop style:position="1.501cm"/>
        </style:tab-stops>
      </style:paragraph-properties>
      <style:text-properties fo:font-style="italic" style:font-style-asian="italic" style:font-size-complex="14pt" style:font-weight-complex="normal"/>
    </style:style>
    <style:style style:name="Heading_20_5" style:display-name="Heading 5" style:family="paragraph" style:parent-style-name="Standard" style:next-style-name="body" style:class="text">
      <style:paragraph-properties fo:margin-left="3cm" fo:margin-right="0cm" fo:margin-top="0.423cm" fo:margin-bottom="0.106cm" fo:text-indent="0cm" style:auto-text-indent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>
      <style:text-properties style:font-style-complex="italic"/>
    </style:style>
    <style:style style:name="Heading_20_9" style:display-name="Heading 9" style:family="paragraph" style:parent-style-name="Standard" style:next-style-name="Standard" style:class="text">
      <style:text-properties fo:font-size="10pt" style:font-size-asian="10pt" style:font-name-complex="Arial" style:font-size-complex="11pt"/>
    </style:style>
    <style:style style:name="B-code" style:family="paragraph" style:parent-style-name="Standard">
      <style:text-properties style:font-name="Courier New" fo:font-size="8pt" style:font-size-asian="8pt"/>
    </style:style>
    <style:style style:name="B-Note-side" style:family="paragraph" style:parent-style-name="Standard" style:next-style-name="Standard">
      <style:paragraph-properties fo:margin-top="0cm" fo:margin-bottom="0cm" fo:text-align="end" style:justify-single-word="false"/>
      <style:text-properties fo:font-size="10pt" fo:language="zxx" fo:country="none" fo:font-style="italic" fo:font-weight="bold" style:font-size-asian="10pt" style:language-asian="zxx" style:country-asian="none" style:font-style-asian="italic" style:font-weight-asian="bold" style:font-size-complex="10pt"/>
    </style:style>
    <style:style style:name="B-Note2-side" style:family="paragraph" style:parent-style-name="B-Note-side" style:next-style-name="Standard">
      <style:paragraph-properties fo:keep-with-next="always"/>
      <style:text-properties fo:font-weight="normal" style:font-weight-asian="normal"/>
    </style:style>
    <style:style style:name="body" style:family="paragraph" style:parent-style-name="Standard">
      <style:paragraph-properties fo:margin-left="4.001cm" fo:margin-right="0cm" fo:line-height="0.459cm" fo:text-align="justify" style:justify-single-word="false" fo:text-indent="0cm" style:auto-text-indent="false"/>
      <style:text-properties fo:font-size="10pt" style:letter-kerning="true" style:font-size-asian="10pt"/>
    </style:style>
    <style:style style:name="body-cite" style:family="paragraph" style:parent-style-name="body">
      <style:paragraph-properties fo:margin-left="6.001cm" fo:margin-right="0cm" fo:text-align="start" style:justify-single-word="false" fo:text-indent="0cm" style:auto-text-indent="false"/>
      <style:text-properties fo:font-style="italic" style:font-style-asian="italic"/>
    </style:style>
    <style:style style:name="body-def" style:family="paragraph" style:parent-style-name="body">
      <style:paragraph-properties fo:margin-left="4.75cm" fo:margin-right="0cm" fo:text-indent="-1cm" style:auto-text-indent="false"/>
    </style:style>
    <style:style style:name="cite" style:family="paragraph" style:parent-style-name="Standard" style:next-style-name="Standard">
      <style:paragraph-properties fo:margin-left="3cm" fo:margin-right="0cm" fo:margin-top="0.423cm" fo:margin-bottom="0.423cm" fo:line-height="0.459cm" fo:text-align="center" style:justify-single-word="false" fo:text-indent="0cm" style:auto-text-indent="false"/>
      <style:text-properties fo:font-size="10pt" fo:font-style="italic" style:font-size-asian="10pt" style:font-style-asian="italic"/>
    </style:style>
    <style:style style:name="c-ref" style:family="paragraph" style:parent-style-name="body" style:list-style-name="WW8Num2">
      <style:paragraph-properties fo:margin-top="0.423cm" fo:margin-bottom="0cm"/>
    </style:style>
    <style:style style:name="c-ref-doc" style:family="paragraph" style:parent-style-name="c-ref" style:next-style-name="c-ref" style:list-style-name="">
      <style:paragraph-properties fo:margin-left="5.502cm" fo:margin-right="0cm" fo:margin-top="0cm" fo:margin-bottom="0cm" fo:text-indent="0cm" style:auto-text-indent="false"/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9pt" style:font-size-asian="9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0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  <style:text-properties style:letter-kerning="true"/>
    </style:style>
    <style:style style:name="heading0-App" style:family="paragraph" style:parent-style-name="heading0" style:next-style-name="body"/>
    <style:style style:name="heading1" style:family="paragraph" style:parent-style-name="Standard" style:next-style-name="body">
      <style:paragraph-properties fo:margin-top="0.847cm" fo:margin-bottom="0.423cm" fo:keep-with-next="always"/>
      <style:text-properties fo:font-size="10pt" fo:font-weight="bold" style:font-size-asian="10pt" style:font-weight-asian="bold"/>
    </style:style>
    <style:style style:name="heading1-App" style:family="paragraph" style:parent-style-name="heading0" style:next-style-name="body" style:list-style-name="WW8Num3">
      <style:paragraph-properties>
        <style:tab-stops>
          <style:tab-stop style:position="3cm"/>
        </style:tab-stops>
      </style:paragraph-properties>
    </style:style>
    <style:style style:name="heading2" style:family="paragraph" style:parent-style-name="heading1" style:next-style-name="Standard">
      <style:paragraph-properties fo:margin-top="0.423cm" fo:margin-bottom="0.212cm"/>
      <style:text-properties fo:font-style="italic" style:font-style-asian="italic"/>
    </style:style>
    <style:style style:name="heading2-App" style:family="paragraph" style:parent-style-name="heading1-App" style:next-style-name="body" style:list-style-name="WW8Num3">
      <style:paragraph-properties fo:margin-top="0.847cm" fo:margin-bottom="0.423cm" fo:break-before="auto" fo:break-after="auto" fo:padding="0cm" fo:border="none"/>
      <style:text-properties fo:font-size="11pt" style:font-size-asian="11pt"/>
    </style:style>
    <style:style style:name="heading-App" style:family="paragraph" style:parent-style-name="Heading_20_1" style:default-outline-level="" style:list-style-name="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</style:style>
    <style:style style:name="motto" style:family="paragraph" style:parent-style-name="Standard" style:next-style-name="Standard">
      <style:paragraph-properties fo:margin-top="0.212cm" fo:margin-bottom="0.423cm" fo:line-height="0.459cm" fo:text-align="end" style:justify-single-word="false"/>
      <style:text-properties fo:font-size="10pt" fo:font-style="italic" style:font-size-asian="10pt" style:font-style-asian="italic"/>
    </style:style>
    <style:style style:name="T-body" style:family="paragraph" style:parent-style-name="Standard">
      <style:text-properties fo:font-size="9pt" style:font-size-asian="9pt"/>
    </style:style>
    <style:style style:name="T-Hd" style:family="paragraph" style:parent-style-name="Standard">
      <style:text-properties fo:font-size="9pt" fo:font-style="italic" fo:font-weight="bold" style:font-size-asian="9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3cm" fo:margin-right="0cm" fo:margin-top="0.212cm" fo:margin-bottom="0cm" fo:text-indent="0cm" style:auto-text-indent="false">
        <style:tab-stops>
          <style:tab-stop style:position="3.501cm"/>
          <style:tab-stop style:position="4.001cm"/>
          <style:tab-stop style:position="16.002cm" style:type="right" style:leader-style="dotted" style:leader-text="."/>
        </style:tab-stops>
      </style:paragraph-properties>
      <style:text-properties style:font-name="Verdana" fo:font-size="8pt" fo:font-weight="bold" style:letter-kerning="true" style:font-size-asian="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3.501cm" fo:margin-right="0cm" fo:text-indent="0cm" style:auto-text-indent="false">
        <style:tab-stops>
          <style:tab-stop style:position="5.001cm"/>
          <style:tab-stop style:position="16.002cm" style:type="right" style:leader-style="dotted" style:leader-text="."/>
        </style:tab-stops>
      </style:paragraph-properties>
      <style:text-properties fo:font-size="8pt" fo:language="zxx" fo:country="none" style:letter-kerning="true" style:font-size-asian="8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5.001cm" fo:margin-right="0cm" fo:text-indent="0cm" style:auto-text-indent="false">
        <style:tab-stops>
          <style:tab-stop style:position="5.001cm"/>
          <style:tab-stop style:position="16.002cm" style:type="right"/>
        </style:tab-stops>
      </style:paragraph-properties>
      <style:text-properties fo:font-size="8pt" fo:font-style="italic" style:font-size-asian="8pt" style:font-style-asian="italic" style:font-size-complex="8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Contents_20_1" style:next-style-name="Standard" style:class="index">
      <style:paragraph-properties>
        <style:tab-stops>
          <style:tab-stop style:position="4.001cm"/>
          <style:tab-stop style:position="16.002cm" style:type="right" style:leader-style="dotted" style:leader-text="."/>
        </style:tab-stops>
      </style:paragraph-properties>
    </style:style>
    <style:style style:name="x-Hd1" style:family="paragraph" style:parent-style-name="Standard">
      <style:paragraph-properties fo:margin-top="7.197cm" fo:margin-bottom="1.27cm" fo:text-align="center" style:justify-single-word="false"/>
      <style:text-properties style:font-name="Verdana" style:letter-kerning="true"/>
    </style:style>
    <style:style style:name="x-Hd2" style:family="paragraph" style:parent-style-name="x-Hd1" style:next-style-name="Standard">
      <style:paragraph-properties fo:margin-top="1.693cm" fo:margin-bottom="7.197cm"/>
      <style:text-properties fo:font-size="15pt" fo:font-weight="bold" style:font-size-asian="15pt" style:font-weight-asian="bold"/>
    </style:style>
    <style:style style:name="x-Hd3" style:family="paragraph" style:parent-style-name="Standard">
      <style:paragraph-properties fo:margin-top="0cm" fo:margin-bottom="0cm" fo:text-align="center" style:justify-single-word="false"/>
      <style:text-properties style:font-name="Verdana" fo:font-size="9pt" style:font-size-asian="9pt"/>
    </style:style>
    <style:style style:name="x-Hd4" style:family="paragraph" style:parent-style-name="x-Hd3">
      <style:paragraph-properties fo:line-height="0.423cm"/>
      <style:text-properties style:font-name="Georgia" fo:font-size="8pt" style:letter-kerning="true" style:font-size-asian="8pt"/>
    </style:style>
    <style:style style:name="WW8Num1z1" style:family="text">
      <style:text-properties style:font-name="Georgia"/>
    </style:style>
    <style:style style:name="Absatz-Standardschriftart" style:family="text"/>
    <style:style style:name="WW8Num3z1" style:family="text">
      <style:text-properties style:font-name="Georgia"/>
    </style:style>
    <style:style style:name="Default_20_Paragraph_20_Font" style:display-name="Default Paragraph Font" style:family="text"/>
    <style:style style:name="already-done" style:family="text" style:parent-style-name="Default_20_Paragraph_20_Font">
      <style:text-properties fo:color="#999999"/>
    </style:style>
    <style:style style:name="code" style:family="text" style:parent-style-name="Default_20_Paragraph_20_Font">
      <style:text-properties style:font-name="Consolas" fo:font-size="10pt" style:font-size-asian="10pt"/>
    </style:style>
    <style:style style:name="done" style:family="text" style:parent-style-name="Default_20_Paragraph_20_Font">
      <style:text-properties fo:color="#008080"/>
    </style:style>
    <style:style style:name="em1" style:family="text" style:parent-style-name="Default_20_Paragraph_20_Font">
      <style:text-properties fo:font-style="italic" fo:font-weight="bold" style:font-style-asian="italic" style:font-weight-asian="bold"/>
    </style:style>
    <style:style style:name="em2" style:family="text" style:parent-style-name="Default_20_Paragraph_20_Font">
      <style:text-properties fo:font-style="italic" style:font-style-asian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-reference" style:family="text" style:parent-style-name="Footnote_20_Symbol"/>
    <style:style style:name="large" style:family="text" style:parent-style-name="Default_20_Paragraph_20_Font">
      <style:text-properties fo:font-size="20pt" style:font-size-asian="20pt"/>
    </style:style>
    <style:style style:name="Page_20_Number" style:display-name="Page Number" style:family="text" style:parent-style-name="Default_20_Paragraph_20_Font"/>
    <style:style style:name="signature" style:family="text" style:parent-style-name="Default_20_Paragraph_20_Font">
      <style:text-properties fo:color="#333399" style:font-name="Tahoma" fo:font-size="10pt" style:font-size-asian="10pt"/>
    </style:style>
    <style:style style:name="todo" style:family="text" style:parent-style-name="Default_20_Paragraph_20_Font">
      <style:text-properties fo:color="#ff0000" fo:font-weight="bold" style:font-weight-asian="bold"/>
    </style:style>
    <style:style style:name="tt" style:family="text" style:parent-style-name="Default_20_Paragraph_20_Font">
      <style:text-properties style:font-name="Courier New" fo:language="sk" fo:country="SK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5.502cm" fo:text-indent="-1.501cm" fo:margin-left="5.5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Príloha 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Príloha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cm" fo:margin-bottom="2.3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09-05-20T11:04:00</meta:creation-date>
    <dc:creator>Juraj Vidéky</dc:creator>
    <dc:date>2012-05-28T11:59:18.06</dc:date>
    <meta:print-date>2009-05-20T12:22:00</meta:print-date>
    <meta:editing-cycles>107</meta:editing-cycles>
    <meta:editing-duration>PT46M2S</meta:editing-duration>
    <meta:generator>OpenOffice.org/3.3$Win32 OpenOffice.org_project/330m20$Build-9567</meta:generator>
    <meta:document-statistic meta:table-count="0" meta:image-count="0" meta:object-count="0" meta:page-count="1" meta:paragraph-count="15" meta:word-count="455" meta:character-count="3129"/>
  </office:meta>
</office:document-meta>
</file>